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3" style:family="paragraph">
      <style:text-properties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6.985cm" svg:x="1.3cm" svg:y="2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1.27cm" svg:x="4.175cm" svg:y="25.495cm">
          <text:p text:style-name="P2">Ground Station / Satell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3.335cm" svg:x="4.175cm" svg:y="10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15cm" svg:height="1.905cm" svg:x="4.81cm" svg:y="12.795cm">
          <text:p text:style-name="P2">Web/GUI</text:p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8cm" svg:height="1.905cm" svg:x="10.96cm" svg:y="12.795cm">
          <text:p text:style-name="P2">tty/ssh</text:p>
          <text:p text:style-name="P2">sess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1.27cm" svg:x="4.81cm" svg:y="21.05cm">
          <text:p text:style-name="P2">Failsafe Daem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1.27cm" svg:x="4.81cm" svg:y="17.24cm">
          <text:p text:style-name="P2">Failsafe Console 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1.935cm" svg:y="3.905cm">
          <text:p text:style-name="P2">GUI / </text:p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6.38cm" svg:y="3.905cm">
          <text:p text:style-name="P2">t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6.985cm" svg:x="10.825cm" svg:y="2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11.46cm" svg:y="3.905cm">
          <text:p text:style-name="P2">GUI / </text:p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15.905cm" svg:y="3.905cm">
          <text:p text:style-name="P2">tt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25cm" svg:y1="25.495cm" svg:x2="10.225cm" svg:y2="22.32cm">
          <text:p/>
        </draw:line>
        <draw:line draw:style-name="gr3" draw:text-style-name="P1" draw:layer="layout" svg:x1="10.795cm" svg:y1="22.32cm" svg:x2="10.795cm" svg:y2="25.495cm">
          <text:p/>
        </draw:line>
        <draw:line draw:style-name="gr3" draw:text-style-name="P1" draw:layer="layout" svg:x1="10.125cm" svg:y1="21.05cm" svg:x2="10.125cm" svg:y2="18.51cm">
          <text:p/>
        </draw:line>
        <draw:line draw:style-name="gr3" draw:text-style-name="P1" draw:layer="layout" svg:x1="10.695cm" svg:y1="18.51cm" svg:x2="10.695cm" svg:y2="21.05cm">
          <text:p/>
        </draw:line>
        <draw:line draw:style-name="gr3" draw:text-style-name="P1" draw:layer="layout" svg:x1="7.415cm" svg:y1="17.24cm" svg:x2="7.415cm" svg:y2="14.7cm">
          <text:p/>
        </draw:line>
        <draw:line draw:style-name="gr3" draw:text-style-name="P1" draw:layer="layout" svg:x1="7.985cm" svg:y1="14.7cm" svg:x2="7.985cm" svg:y2="17.24cm">
          <text:p/>
        </draw:line>
        <draw:line draw:style-name="gr3" draw:text-style-name="P1" draw:layer="layout" svg:x1="13.13cm" svg:y1="17.24cm" svg:x2="13.13cm" svg:y2="14.7cm">
          <text:p/>
        </draw:line>
        <draw:line draw:style-name="gr3" draw:text-style-name="P1" draw:layer="layout" svg:x1="13.7cm" svg:y1="14.7cm" svg:x2="13.7cm" svg:y2="17.24cm">
          <text:p/>
        </draw:line>
        <draw:line draw:style-name="gr4" draw:text-style-name="P1" draw:layer="layout" svg:x1="3.54cm" svg:y1="8.35cm" svg:x2="6.715cm" svg:y2="12.795cm">
          <text:p/>
        </draw:line>
        <draw:line draw:style-name="gr4" draw:text-style-name="P1" draw:layer="layout" svg:x1="7.985cm" svg:y1="8.35cm" svg:x2="12.43cm" svg:y2="12.795cm">
          <text:p/>
        </draw:line>
        <draw:line draw:style-name="gr4" draw:text-style-name="P1" draw:layer="layout" svg:x1="13.065cm" svg:y1="8.35cm" svg:x2="7.985cm" svg:y2="12.795cm">
          <text:p/>
        </draw:line>
        <draw:line draw:style-name="gr4" draw:text-style-name="P1" draw:layer="layout" svg:x1="17.51cm" svg:y1="8.35cm" svg:x2="13.7cm" svg:y2="12.795cm">
          <text:p/>
        </draw:line>
        <draw:frame draw:style-name="gr5" draw:text-style-name="P3" draw:layer="layout" svg:width="1.759cm" svg:height="1.673cm" svg:x="10.66cm" svg:y="19.377cm">
          <draw:text-box>
            <text:p text:style-name="P3">TCP</text:p>
          </draw:text-box>
        </draw:frame>
        <draw:frame draw:style-name="gr5" draw:text-style-name="P3" draw:layer="layout" svg:width="2.648cm" svg:height="1.673cm" svg:x="10.725cm" svg:y="23.187cm">
          <draw:text-box>
            <text:p text:style-name="P3">RS-232</text:p>
          </draw:text-box>
        </draw:frame>
        <draw:frame draw:style-name="gr5" draw:text-style-name="P3" draw:layer="layout" svg:width="2.018cm" svg:height="1.673cm" svg:x="13.7cm" svg:y="15.335cm">
          <draw:text-box>
            <text:p text:style-name="P3">UNIX</text:p>
          </draw:text-box>
        </draw:frame>
        <draw:frame draw:style-name="gr5" draw:text-style-name="P3" draw:layer="layout" svg:width="2.018cm" svg:height="1.673cm" svg:x="7.943cm" svg:y="15.335cm">
          <draw:text-box>
            <text:p text:style-name="P3">UNIX</text:p>
          </draw:text-box>
        </draw:frame>
        <draw:frame draw:style-name="gr5" draw:text-style-name="P3" draw:layer="layout" svg:width="2.161cm" svg:height="1.673cm" svg:x="4.968cm" svg:y="9.852cm">
          <draw:text-box>
            <text:p text:style-name="P3">HTTP</text:p>
          </draw:text-box>
        </draw:frame>
        <draw:frame draw:style-name="gr5" draw:text-style-name="P3" draw:layer="layout" svg:width="1.759cm" svg:height="1.673cm" svg:x="8.143cm" svg:y="9.852cm">
          <draw:text-box>
            <text:p text:style-name="P3">TCP</text:p>
          </draw:text-box>
        </draw:frame>
        <draw:frame draw:style-name="gr5" draw:text-style-name="P3" draw:layer="layout" svg:width="2.161cm" svg:height="1.673cm" svg:x="10.983cm" svg:y="9.852cm">
          <draw:text-box>
            <text:p text:style-name="P3">HTTP</text:p>
          </draw:text-box>
        </draw:frame>
        <draw:frame draw:style-name="gr5" draw:text-style-name="P3" draw:layer="layout" svg:width="1.759cm" svg:height="1.673cm" svg:x="15.94cm" svg:y="9.852cm">
          <draw:text-box>
            <text:p text:style-name="P3">TCP</text:p>
          </draw:text-box>
        </draw:frame>
        <draw:frame draw:style-name="gr6" draw:layer="layout" svg:width="1.912cm" svg:height="1.038cm" svg:x="4.803cm" svg:y="1.635cm">
          <draw:text-box>
            <text:p>PC 1</text:p>
          </draw:text-box>
        </draw:frame>
        <draw:frame draw:style-name="gr6" draw:layer="layout" svg:width="1.912cm" svg:height="1.038cm" svg:x="14.328cm" svg:y="1.635cm">
          <draw:text-box>
            <text:p>PC 2</text:p>
          </draw:text-box>
        </draw:frame>
        <draw:frame draw:style-name="gr6" draw:layer="layout" svg:width="4.752cm" svg:height="1.038cm" draw:transform="rotate (1.5707963267946) translate (2.905cm 20.992cm)">
          <draw:text-box>
            <text:p>Failsafe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asper Nielsen</meta:initial-creator>
    <meta:creation-date>2010-03-02T15:35:00</meta:creation-date>
    <dc:date>2010-03-02T16:50:30</dc:date>
    <dc:creator>Kasper Nielsen</dc:creator>
    <meta:editing-duration>PT01H15M30S</meta:editing-duration>
    <meta:editing-cycles>3</meta:editing-cycles>
    <meta:generator>OpenOffice.org/3.1$Unix OpenOffice.org_project/310m19$Build-9420</meta:generator>
    <meta:document-statistic meta:object-count="35"/>
  </office:meta>
</office:document-meta>
</file>